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2AB0000029DC2766334F46C6B52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1.564cm" svg:height="11.328cm" draw:z-index="0"><draw:image xlink:href="Pictures/10000201000002AB0000029DC2766334F46C6B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07:43:31.971218129</meta:creation-date>
    <dc:date>2017-12-06T09:04:01.971469598</dc:date>
    <meta:editing-duration>PT1H11M2S</meta:editing-duration>
    <meta:editing-cycles>4</meta:editing-cycles>
    <meta:generator>LibreOffice/5.4.3.2$Linux_x86 LibreOffice_project/4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